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b34e9" officeooo:paragraph-rsid="000b34e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b34e9" officeooo:paragraph-rsid="000b34e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0b34e9"/>
    </style:style>
    <style:style style:name="P4" style:family="paragraph" style:parent-style-name="Standard">
      <style:paragraph-properties fo:text-align="start" style:justify-single-word="false"/>
      <style:text-properties officeooo:rsid="000c160f" officeooo:paragraph-rsid="000c160f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b34e9" style:font-size-asian="12.25pt" style:font-size-complex="14pt"/>
    </style:style>
    <style:style style:name="T3" style:family="text">
      <style:text-properties fo:font-size="14pt" officeooo:rsid="000c160f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ТИВАЦИОННО ПИСМО</text:p>
      <text:p text:style-name="P1"/>
      <text:p text:style-name="P1"/>
      <text:p text:style-name="P1"/>
      <text:p text:style-name="P1"/>
      <text:p text:style-name="P2">Уважаеми Господа,<text:tab/></text:p>
      <text:p text:style-name="P2"/>
      <text:p text:style-name="P3"><text:span text:style-name="T2"><text:tab/>казвам се Диян Недков и искам да заявя желанието си за участие в проекта за бизнес акселератор “Moonshot”, за който получих покана чрез съобщение на електронната поща. Това е работа, която би ми харесала и с която бих се занимавал в бъдеще. Средното образование </text:span><text:span text:style-name="T3">м</text:span><text:span text:style-name="T2">и е дало необходимата основа, за да започна да работя нещо подобно. Отворен съм към но</text:span><text:span text:style-name="T3">ви</text:span><text:span text:style-name="T2"> неща и с удоволствие ще се уча и развивам по време на работния процес.</text:span></text:p>
      <text:p text:style-name="P3"><text:span text:style-name="T2"/></text:p>
      <text:p text:style-name="P3"><text:span text:style-name="T2"><text:tab/>Смятам, че завършеното средно образование в икономическата сфера и текущото висше – в компютърната сфера, биха били достатъчен фундамент за започването ми на подобна длъжност. Нямам професионален опит в сферата, което ме прави идеален ученик – без наложени професионални навици и привички.</text:span></text:p>
      <text:p text:style-name="P3"><text:span text:style-name="T2"/></text:p>
      <text:p text:style-name="P3"><text:span text:style-name="T2"><text:tab/></text:span><text:span text:style-name="T3">Готов съм да вложа много знания, сили и труд, за да бъда в помощ на проекта и на себе си. Развитието на вашата компания и личностното ми израстване ще са пряко свързани, което гарантира моята всеотдайност към проекта. </text:span></text:p>
      <text:p text:style-name="P3"><text:span text:style-name="T3"/></text:p>
      <text:p text:style-name="P3"><text:span text:style-name="T3"><text:tab/>Смятам, че моите качества и знания са достатъчни, за да бъда включен към проекта. Ще се радвам, ако бъда поканен да интервю и <text:s/>да получа възможността да представя себе си и качествата си на живо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1">С Уважение,<text:tab/><text:tab/><text:tab/><text:tab/><text:tab/><text:tab/><text:tab/><text:tab/><text:tab/>Сливен</text:span></text:p>
      <text:p text:style-name="P4"><text:span text:style-name="T1"/></text:p>
      <text:p text:style-name="P4"><text:span text:style-name="T1">Диян Недков<text:tab/><text:tab/><text:tab/><text:tab/><text:tab/><text:tab/><text:tab/><text:tab/> <text:s text:c="8"/>06.10.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09:46:30.386052090</meta:creation-date>
    <dc:date>2021-10-08T10:05:32.949933270</dc:date>
    <meta:editing-duration>PT6M42S</meta:editing-duration>
    <meta:editing-cycles>1</meta:editing-cycles>
    <meta:document-statistic meta:table-count="0" meta:image-count="0" meta:object-count="0" meta:page-count="1" meta:paragraph-count="8" meta:word-count="197" meta:character-count="1228" meta:non-whitespace-character-count="1006"/>
    <meta:generator>LibreOffice/6.4.7.2$Linux_X86_64 LibreOffice_project/40$Build-2</meta:generator>
  </office:meta>
</office:document-meta>
</file>